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1215in"/>
    </style:style>
    <style:style style:name="Table1.B" style:family="table-column">
      <style:table-column-properties style:column-width="1.9444in"/>
    </style:style>
    <style:style style:name="Table1.C" style:family="table-column">
      <style:table-column-properties style:column-width="3.055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text-properties officeooo:rsid="0016554b" officeooo:paragraph-rsid="0016554b"/>
    </style:style>
    <style:style style:name="P3" style:family="paragraph" style:parent-style-name="Standard">
      <style:text-properties fo:font-style="italic" officeooo:rsid="0001fe65" officeooo:paragraph-rsid="0015bbde" style:font-style-asian="italic" style:font-style-complex="italic"/>
    </style:style>
    <style:style style:name="P4" style:family="paragraph" style:parent-style-name="Standard">
      <style:text-properties fo:font-style="italic" officeooo:rsid="0015bbde" officeooo:paragraph-rsid="0015bbde" style:font-style-asian="italic" style:font-style-complex="italic"/>
    </style:style>
    <style:style style:name="P5" style:family="paragraph" style:parent-style-name="Standard">
      <style:text-properties fo:font-style="italic" officeooo:rsid="0015bbde" officeooo:paragraph-rsid="001a20bf" style:font-style-asian="italic" style:font-style-complex="italic"/>
    </style:style>
    <style:style style:name="P6" style:family="paragraph" style:parent-style-name="Standard">
      <style:text-properties fo:font-style="italic" officeooo:rsid="0016554b" officeooo:paragraph-rsid="0016554b" style:font-style-asian="italic" style:font-style-complex="italic"/>
    </style:style>
    <style:style style:name="P7" style:family="paragraph" style:parent-style-name="Standard">
      <style:paragraph-properties fo:text-align="justify" style:justify-single-word="false"/>
      <style:text-properties fo:font-style="italic" officeooo:rsid="0016554b" officeooo:paragraph-rsid="0016554b" style:font-style-asian="italic" style:font-style-complex="italic"/>
    </style:style>
    <style:style style:name="P8" style:family="paragraph" style:parent-style-name="Standard">
      <style:paragraph-properties fo:text-align="justify" style:justify-single-word="false"/>
      <style:text-properties fo:font-style="italic" officeooo:rsid="000a30f7" officeooo:paragraph-rsid="001808a2" style:font-style-asian="italic" style:font-style-complex="italic"/>
    </style:style>
    <style:style style:name="P9" style:family="paragraph" style:parent-style-name="Standard">
      <style:paragraph-properties fo:text-align="justify" style:justify-single-word="false"/>
      <style:text-properties fo:font-style="italic" officeooo:rsid="001808a2" officeooo:paragraph-rsid="001808a2" style:font-style-asian="italic" style:font-style-complex="italic"/>
    </style:style>
    <style:style style:name="P10" style:family="paragraph" style:parent-style-name="Standard">
      <style:text-properties fo:language="sl" fo:country="SI" fo:font-style="italic" officeooo:rsid="0001f8b8" officeooo:paragraph-rsid="0015bbde" style:font-size-asian="10.5pt" style:font-style-asian="italic" style:font-style-complex="italic"/>
    </style:style>
    <style:style style:name="P11" style:family="paragraph" style:parent-style-name="Standard">
      <style:text-properties fo:language="sl" fo:country="SI" fo:font-style="italic" officeooo:rsid="00023159" officeooo:paragraph-rsid="0015bbde" style:font-size-asian="10.5pt" style:font-style-asian="italic" style:font-style-complex="italic"/>
    </style:style>
    <style:style style:name="P12" style:family="paragraph" style:parent-style-name="Standard">
      <style:text-properties fo:language="sl" fo:country="SI" fo:font-style="italic" officeooo:rsid="00023159" officeooo:paragraph-rsid="001a20bf" style:font-size-asian="10.5pt" style:font-style-asian="italic" style:font-style-complex="italic"/>
    </style:style>
    <style:style style:name="P13" style:family="paragraph" style:parent-style-name="Standard">
      <style:text-properties fo:language="sl" fo:country="SI" fo:font-style="italic" officeooo:rsid="0002b52f" officeooo:paragraph-rsid="0015bbde" style:font-size-asian="10.5pt" style:font-style-asian="italic" style:font-style-complex="italic"/>
    </style:style>
    <style:style style:name="P14" style:family="paragraph" style:parent-style-name="Standard">
      <style:text-properties fo:language="sl" fo:country="SI" fo:font-style="italic" officeooo:rsid="0002b52f" officeooo:paragraph-rsid="0016554b" style:font-size-asian="10.5pt" style:font-style-asian="italic" style:font-style-complex="italic"/>
    </style:style>
    <style:style style:name="P15" style:family="paragraph" style:parent-style-name="Standard">
      <style:text-properties fo:language="sl" fo:country="SI" fo:font-style="italic" officeooo:rsid="00037c2b" officeooo:paragraph-rsid="0016554b" style:font-size-asian="10.5pt" style:font-style-asian="italic" style:font-style-complex="italic"/>
    </style:style>
    <style:style style:name="P16" style:family="paragraph" style:parent-style-name="Standard">
      <style:paragraph-properties fo:text-align="justify" style:justify-single-word="false"/>
      <style:text-properties fo:language="sl" fo:country="SI" fo:font-style="italic" officeooo:rsid="00037c2b" officeooo:paragraph-rsid="0016554b" style:font-size-asian="10.5pt" style:font-style-asian="italic" style:font-style-complex="italic"/>
    </style:style>
    <style:style style:name="P17" style:family="paragraph" style:parent-style-name="Standard">
      <style:paragraph-properties fo:text-align="justify" style:justify-single-word="false"/>
      <style:text-properties fo:language="sl" fo:country="SI" fo:font-style="italic" officeooo:rsid="00053a62" officeooo:paragraph-rsid="001808a2" style:font-size-asian="10.5pt" style:font-style-asian="italic" style:font-style-complex="italic"/>
    </style:style>
    <style:style style:name="P18" style:family="paragraph" style:parent-style-name="Standard">
      <style:text-properties fo:language="sl" fo:country="SI" fo:font-style="italic" officeooo:rsid="00053a62" officeooo:paragraph-rsid="001808a2" style:font-size-asian="10.5pt" style:font-style-asian="italic" style:font-style-complex="italic"/>
    </style:style>
    <style:style style:name="P19" style:family="paragraph" style:parent-style-name="Standard">
      <style:paragraph-properties fo:text-align="justify" style:justify-single-word="false"/>
      <style:text-properties fo:language="sl" fo:country="SI" fo:font-style="italic" officeooo:rsid="00055a93" officeooo:paragraph-rsid="001808a2" style:font-size-asian="10.5pt" style:font-style-asian="italic" style:font-style-complex="italic"/>
    </style:style>
    <style:style style:name="P20" style:family="paragraph" style:parent-style-name="Standard">
      <style:paragraph-properties fo:text-align="justify" style:justify-single-word="false"/>
      <style:text-properties fo:language="sl" fo:country="SI" fo:font-style="italic" officeooo:rsid="0006536d" officeooo:paragraph-rsid="001808a2" style:font-size-asian="10.5pt" style:font-style-asian="italic" style:font-style-complex="italic"/>
    </style:style>
    <style:style style:name="P21" style:family="paragraph" style:parent-style-name="Standard">
      <style:paragraph-properties fo:text-align="justify" style:justify-single-word="false"/>
      <style:text-properties fo:language="sl" fo:country="SI" fo:font-style="italic" officeooo:rsid="0006536d" officeooo:paragraph-rsid="001c94da" style:font-size-asian="10.5pt" style:font-style-asian="italic" style:font-style-complex="italic"/>
    </style:style>
    <style:style style:name="P22" style:family="paragraph" style:parent-style-name="Standard">
      <style:paragraph-properties fo:text-align="justify" style:justify-single-word="false"/>
      <style:text-properties fo:language="sl" fo:country="SI" fo:font-style="italic" officeooo:rsid="001ee5c2" officeooo:paragraph-rsid="001ee5c2" style:font-size-asian="10.5pt" style:font-style-asian="italic" style:font-style-complex="italic"/>
    </style:style>
    <style:style style:name="P23" style:family="paragraph" style:parent-style-name="Standard">
      <style:paragraph-properties fo:text-align="justify" style:justify-single-word="false"/>
      <style:text-properties fo:language="sl" fo:country="SI" fo:font-style="italic" officeooo:rsid="0021987e" officeooo:paragraph-rsid="0021987e" style:font-size-asian="10.5pt" style:font-style-asian="italic" style:font-style-complex="italic"/>
    </style:style>
    <style:style style:name="P24" style:family="paragraph" style:parent-style-name="Standard">
      <style:paragraph-properties fo:text-align="justify" style:justify-single-word="false"/>
      <style:text-properties fo:language="sl" fo:country="SI" fo:font-style="normal" officeooo:rsid="00053a62" officeooo:paragraph-rsid="0016554b" style:font-size-asian="10.5pt" style:font-style-asian="normal" style:font-style-complex="normal"/>
    </style:style>
    <style:style style:name="P25" style:family="paragraph" style:parent-style-name="Standard">
      <style:text-properties officeooo:paragraph-rsid="0015bbde"/>
    </style:style>
    <style:style style:name="P26" style:family="paragraph" style:parent-style-name="Table_20_Contents" style:list-style-name="L1">
      <style:text-properties officeooo:rsid="00073138" officeooo:paragraph-rsid="00073138"/>
    </style:style>
    <style:style style:name="P27" style:family="paragraph" style:parent-style-name="Table_20_Contents" style:list-style-name="L1">
      <style:text-properties officeooo:rsid="0015bbde" officeooo:paragraph-rsid="0015bbde"/>
    </style:style>
    <style:style style:name="P28" style:family="paragraph" style:parent-style-name="Table_20_Contents" style:list-style-name="L1">
      <style:text-properties officeooo:rsid="0019d790" officeooo:paragraph-rsid="0019d790"/>
    </style:style>
    <style:style style:name="P29" style:family="paragraph" style:parent-style-name="Table_20_Contents" style:list-style-name="L1">
      <style:text-properties officeooo:rsid="000ba9dd" officeooo:paragraph-rsid="001e5cbd"/>
    </style:style>
    <style:style style:name="P30" style:family="paragraph" style:parent-style-name="Table_20_Contents" style:list-style-name="L1">
      <style:text-properties officeooo:rsid="001a6235" officeooo:paragraph-rsid="001a6235"/>
    </style:style>
    <style:style style:name="P31" style:family="paragraph" style:parent-style-name="Table_20_Contents" style:list-style-name="L1">
      <style:text-properties officeooo:rsid="001a20bf" officeooo:paragraph-rsid="000ba9dd"/>
    </style:style>
    <style:style style:name="P32" style:family="paragraph" style:parent-style-name="Table_20_Contents" style:list-style-name="L1">
      <style:text-properties officeooo:rsid="001a20bf" officeooo:paragraph-rsid="001a20bf"/>
    </style:style>
    <style:style style:name="P33" style:family="paragraph" style:parent-style-name="Table_20_Contents" style:list-style-name="L1">
      <style:text-properties officeooo:rsid="001e5cbd" officeooo:paragraph-rsid="001e5cbd"/>
    </style:style>
    <style:style style:name="P34" style:family="paragraph" style:parent-style-name="Table_20_Contents" style:list-style-name="L1">
      <style:text-properties officeooo:rsid="001c94da" officeooo:paragraph-rsid="001c94da"/>
    </style:style>
    <style:style style:name="P35" style:family="paragraph" style:parent-style-name="Table_20_Contents" style:list-style-name="L1">
      <style:text-properties officeooo:rsid="00209841" officeooo:paragraph-rsid="00209841"/>
    </style:style>
    <style:style style:name="P36" style:family="paragraph" style:parent-style-name="Table_20_Contents" style:list-style-name="L1">
      <style:text-properties officeooo:rsid="001b3c59" officeooo:paragraph-rsid="001b3c59"/>
    </style:style>
    <style:style style:name="P37" style:family="paragraph" style:parent-style-name="Table_20_Contents" style:list-style-name="L1">
      <style:text-properties officeooo:rsid="001ee5c2" officeooo:paragraph-rsid="001ee5c2"/>
    </style:style>
    <style:style style:name="P38" style:family="paragraph" style:parent-style-name="Table_20_Contents" style:list-style-name="L1">
      <style:text-properties officeooo:rsid="001c5e66" officeooo:paragraph-rsid="001c5e66"/>
    </style:style>
    <style:style style:name="P39" style:family="paragraph" style:parent-style-name="Table_20_Contents" style:list-style-name="L1">
      <style:text-properties officeooo:rsid="000f06e1" officeooo:paragraph-rsid="00209841"/>
    </style:style>
    <style:style style:name="P40" style:family="paragraph" style:parent-style-name="Table_20_Contents" style:list-style-name="L1">
      <style:text-properties officeooo:rsid="000e124e" officeooo:paragraph-rsid="000e124e"/>
    </style:style>
    <style:style style:name="P41" style:family="paragraph" style:parent-style-name="Table_20_Contents" style:list-style-name="L1">
      <style:text-properties officeooo:rsid="0021987e" officeooo:paragraph-rsid="0021987e"/>
    </style:style>
    <style:style style:name="P42" style:family="paragraph" style:parent-style-name="Standard">
      <style:text-properties fo:language="sl" fo:country="SI" fo:font-style="italic" officeooo:rsid="0007fa2f" officeooo:paragraph-rsid="0016554b" style:font-size-asian="10.5pt" style:font-style-asian="italic" style:font-style-complex="italic"/>
    </style:style>
    <style:style style:name="P43" style:family="paragraph" style:parent-style-name="Standard">
      <style:paragraph-properties fo:text-align="justify" style:justify-single-word="false"/>
      <style:text-properties fo:language="sl" fo:country="SI" fo:font-style="italic" officeooo:rsid="001808a2" officeooo:paragraph-rsid="001808a2" style:font-size-asian="10.5pt" style:font-style-asian="italic" style:font-style-complex="italic"/>
    </style:style>
    <style:style style:name="P44" style:family="paragraph" style:parent-style-name="Standard">
      <style:paragraph-properties fo:text-align="justify" style:justify-single-word="false"/>
      <style:text-properties fo:language="sl" fo:country="SI" fo:font-style="italic" fo:font-weight="normal" officeooo:rsid="000d2cf4" officeooo:paragraph-rsid="001808a2" style:font-size-asian="10.5pt"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06328b" style:font-style-asian="italic" style:font-style-complex="italic"/>
    </style:style>
    <style:style style:name="T3" style:family="text">
      <style:text-properties fo:font-style="italic" officeooo:rsid="00089633" style:font-style-asian="italic" style:font-style-complex="italic"/>
    </style:style>
    <style:style style:name="T4" style:family="text">
      <style:text-properties fo:font-style="italic" officeooo:rsid="0008724d" style:font-style-asian="italic" style:font-style-complex="italic"/>
    </style:style>
    <style:style style:name="T5" style:family="text">
      <style:text-properties fo:font-style="italic" officeooo:rsid="000a30f7" style:font-style-asian="italic" style:font-style-complex="italic"/>
    </style:style>
    <style:style style:name="T6" style:family="text">
      <style:text-properties fo:font-style="italic" officeooo:rsid="0016554b" style:font-style-asian="italic" style:font-style-complex="italic"/>
    </style:style>
    <style:style style:name="T7" style:family="text">
      <style:text-properties fo:font-style="italic" officeooo:rsid="0015bbde" style:font-style-asian="italic" style:font-style-complex="italic"/>
    </style:style>
    <style:style style:name="T8" style:family="text">
      <style:text-properties officeooo:rsid="0015bbde"/>
    </style:style>
    <style:style style:name="T9" style:family="text">
      <style:text-properties fo:language="sl" fo:country="SI" fo:font-style="italic" style:font-size-asian="10.5pt" style:font-style-asian="italic" style:font-style-complex="italic"/>
    </style:style>
    <style:style style:name="T10" style:family="text">
      <style:text-properties fo:language="sl" fo:country="SI" fo:font-style="italic" officeooo:rsid="00023159" style:font-size-asian="10.5pt" style:font-style-asian="italic" style:font-style-complex="italic"/>
    </style:style>
    <style:style style:name="T11" style:family="text">
      <style:text-properties fo:language="sl" fo:country="SI" fo:font-style="italic" officeooo:rsid="0002b52f" style:font-size-asian="10.5pt" style:font-style-asian="italic" style:font-style-complex="italic"/>
    </style:style>
    <style:style style:name="T12" style:family="text">
      <style:text-properties fo:language="sl" fo:country="SI" fo:font-style="italic" officeooo:rsid="00037c2b" style:font-size-asian="10.5pt" style:font-style-asian="italic" style:font-style-complex="italic"/>
    </style:style>
    <style:style style:name="T13" style:family="text">
      <style:text-properties fo:language="sl" fo:country="SI" fo:font-style="italic" officeooo:rsid="0015bbde" style:font-size-asian="10.5pt" style:font-style-asian="italic" style:font-style-complex="italic"/>
    </style:style>
    <style:style style:name="T14" style:family="text">
      <style:text-properties fo:language="sl" fo:country="SI" fo:font-style="italic" officeooo:rsid="001a20bf" style:font-size-asian="10.5pt" style:font-style-asian="italic" style:font-style-complex="italic"/>
    </style:style>
    <style:style style:name="T15" style:family="text">
      <style:text-properties fo:language="sl" fo:country="SI" style:font-size-asian="10.5pt"/>
    </style:style>
    <style:style style:name="T16" style:family="text">
      <style:text-properties fo:language="sl" fo:country="SI" officeooo:rsid="0001f8b8" style:font-size-asian="10.5pt"/>
    </style:style>
    <style:style style:name="T17" style:family="text">
      <style:text-properties fo:language="sl" fo:country="SI" officeooo:rsid="0015bbde" style:font-size-asian="10.5pt"/>
    </style:style>
    <style:style style:name="T18" style:family="text">
      <style:text-properties fo:language="sl" fo:country="SI" officeooo:rsid="00023159" style:font-size-asian="10.5pt"/>
    </style:style>
    <style:style style:name="T19" style:family="text">
      <style:text-properties fo:language="sl" fo:country="SI" officeooo:rsid="0002b52f" style:font-size-asian="10.5pt"/>
    </style:style>
    <style:style style:name="T20" style:family="text">
      <style:text-properties fo:language="sl" fo:country="SI" officeooo:rsid="00037c2b" style:font-size-asian="10.5pt"/>
    </style:style>
    <style:style style:name="T21" style:family="text">
      <style:text-properties fo:language="sl" fo:country="SI" officeooo:rsid="00053a62" style:font-size-asian="10.5pt"/>
    </style:style>
    <style:style style:name="T22" style:family="text">
      <style:text-properties fo:language="sl" fo:country="SI" officeooo:rsid="001808a2" style:font-size-asian="10.5pt"/>
    </style:style>
    <style:style style:name="T23" style:family="text">
      <style:text-properties fo:language="sl" fo:country="SI" officeooo:rsid="00055a93" style:font-size-asian="10.5pt"/>
    </style:style>
    <style:style style:name="T24" style:family="text">
      <style:text-properties officeooo:rsid="0016554b"/>
    </style:style>
    <style:style style:name="T25" style:family="text">
      <style:text-properties officeooo:rsid="00037c2b"/>
    </style:style>
    <style:style style:name="T26" style:family="text">
      <style:text-properties officeooo:rsid="00097077"/>
    </style:style>
    <style:style style:name="T27" style:family="text">
      <style:text-properties officeooo:rsid="001808a2"/>
    </style:style>
    <style:style style:name="T28" style:family="text">
      <style:text-properties fo:font-weight="normal" style:font-weight-asian="normal" style:font-weight-complex="normal"/>
    </style:style>
    <style:style style:name="T29" style:family="text">
      <style:text-properties fo:font-weight="normal" officeooo:rsid="001808a2" style:font-weight-asian="normal" style:font-weight-complex="normal"/>
    </style:style>
    <style:style style:name="T30" style:family="text">
      <style:text-properties fo:font-weight="normal" officeooo:rsid="000db71e" style:font-weight-asian="normal" style:font-weight-complex="normal"/>
    </style:style>
    <style:style style:name="T31" style:family="text">
      <style:text-properties officeooo:rsid="001a20bf"/>
    </style:style>
    <style:style style:name="T32" style:family="text">
      <style:text-properties officeooo:rsid="001bb550"/>
    </style:style>
    <style:style style:name="T33" style:family="text">
      <style:text-properties officeooo:rsid="001ee5c2"/>
    </style:style>
    <style:style style:name="T34" style:family="text">
      <style:text-properties officeooo:rsid="00209841"/>
    </style:style>
    <style:style style:name="T35" style:family="text">
      <style:text-properties officeooo:rsid="0021987e"/>
    </style:style>
    <style:style style:name="T36" style:family="text">
      <style:text-properties officeooo:rsid="00265936"/>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8">Gašper Napotnik</text:span></text:p>
          </table:table-cell>
          <table:table-cell table:style-name="Table1.B1" table:number-columns-spanned="2" office:value-type="string">
            <text:list xml:id="list3742376513993141881" text:style-name="L1">
              <text:list-item>
                <text:p text:style-name="P26">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140602789869332" text:continue-numbering="true" text:style-name="L1">
              <text:list-item>
                <text:p text:style-name="P26">Koda</text:p>
              </text:list-item>
            </text:list>
          </table:table-cell>
          <table:table-cell table:style-name="Table1.C2" office:value-type="string">
            <text:list xml:id="list140602967556687" text:continue-numbering="true" text:style-name="L1">
              <text:list-item>
                <text:p text:style-name="P26"/>
              </text:list-item>
            </text:list>
          </table:table-cell>
        </table:table-row>
        <table:table-row>
          <table:table-cell table:style-name="Table1.A46" office:value-type="string">
            <text:p text:style-name="P10">To je napovedovanje plemenskih vrednosti na podlagi genomskega zapisa, ki se primerja z že znanimi fenotipskimi in proizvodnimi podatki in genomskimi podatki predhodnih generacij. Na podlagi tega se pol napovejo genomske plemenske vrednosti t<text:span text:style-name="T8">eh</text:span> živali, ki še nimajo svojih proizvodnih podatkov. </text:p>
          </table:table-cell>
          <table:table-cell table:style-name="Table1.B3" office:value-type="string">
            <text:list xml:id="list140603205662970" text:continue-numbering="true" text:style-name="L1">
              <text:list-item>
                <text:p text:style-name="P27">Kaj je genomska selekcija</text:p>
              </text:list-item>
            </text:list>
          </table:table-cell>
          <table:table-cell table:style-name="Table1.C3" office:value-type="string">
            <text:list xml:id="list140603778661069" text:continue-numbering="true" text:style-name="L1">
              <text:list-item>
                <text:p text:style-name="P27"/>
              </text:list-item>
            </text:list>
          </table:table-cell>
        </table:table-row>
        <table:table-row>
          <table:table-cell table:style-name="Table1.A4" office:value-type="string">
            <text:p text:style-name="P3"><text:span text:style-name="T8">[] </text:span>… <text:s/><text:span text:style-name="T16">zanesljive podatke referenčne populacije za telesne lastnosti, pouizvodnje, zdravja, oz. </text:span><text:span text:style-name="T17">v</text:span><text:span text:style-name="T16">se kar pač želimo vedeti. Potrebujemo tudi njih</text:span><text:span text:style-name="T17">o</text:span><text:span text:style-name="T16">ve genome in genome t</text:span><text:span text:style-name="T17">eh</text:span><text:span text:style-name="T16"> živali, ki jih želimo oceniti.</text:span></text:p>
          </table:table-cell>
          <table:table-cell table:style-name="Table1.B4" office:value-type="string">
            <text:list xml:id="list140604471464082" text:continue-numbering="true" text:style-name="L1">
              <text:list-item>
                <text:p text:style-name="P28">Zane<text:span text:style-name="T31">s</text:span>ljivi fenotipski podatki</text:p>
              </text:list-item>
            </text:list>
          </table:table-cell>
          <table:table-cell table:style-name="Table1.C5" table:number-rows-spanned="2" office:value-type="string">
            <text:list xml:id="list140603271520895" text:continue-numbering="true" text:style-name="L1">
              <text:list-item>
                <text:p text:style-name="P29">Potrebni faktorji za uspešno genomsko selekcijo</text:p>
              </text:list-item>
            </text:list>
          </table:table-cell>
        </table:table-row>
        <table:table-row>
          <table:table-cell table:style-name="Table1.A46" office:value-type="string">
            <text:p text:style-name="P4">[] <text:span text:style-name="T19">Ker če bi meli mi sam tabolše pregeldane, pol gPV ne bi ble glih realne.</text:span></text:p>
          </table:table-cell>
          <table:table-cell table:style-name="Table1.B5" office:value-type="string">
            <text:list xml:id="list140604306079307" text:continue-numbering="true" text:style-name="L1">
              <text:list-item>
                <text:p text:style-name="P30">Pomembna sestava referenčne populacije</text:p>
              </text:list-item>
            </text:list>
          </table:table-cell>
          <table:covered-table-cell/>
        </table:table-row>
        <table:table-row>
          <table:table-cell table:style-name="Table1.A6" office:value-type="string">
            <text:p text:style-name="P10">Predvsem je hitrejši generacijski interval. Mi že pri teličkih vemo, kakšne so njihove genomske plemeneske vrednosti in lahko že takrat odbiramo. <text:span text:style-name="T8">[] </text:span>Tk da lahko potem tu dobiš dve tri generaciji, ko lahk pr navadni selekciji dobiš eno.</text:p>
          </table:table-cell>
          <table:table-cell table:style-name="Table1.B6" office:value-type="string">
            <text:list xml:id="list140603695499501" text:continue-numbering="true" text:style-name="L1">
              <text:list-item>
                <text:p text:style-name="P27">Hitrejši generacijski interval</text:p>
              </text:list-item>
              <text:list-item>
                <text:p text:style-name="P27">zgodnejša odbira teličk</text:p>
              </text:list-item>
            </text:list>
          </table:table-cell>
          <table:table-cell table:style-name="Table1.C6" office:value-type="string">
            <text:list xml:id="list140604391979828" text:continue-numbering="true" text:style-name="L1">
              <text:list-item>
                <text:p text:style-name="P29">Razlog za uspeh genomske selekcije</text:p>
              </text:list-item>
            </text:list>
          </table:table-cell>
        </table:table-row>
        <table:table-row>
          <table:table-cell table:style-name="Table1.A7" office:value-type="string">
            <text:p text:style-name="P4"/>
            <text:p text:style-name="P5"><text:span text:style-name="T16">Ja kr. </text:span><text:span text:style-name="T15">(uporablja genomsko selekcijo) </text:span>[] <text:s/><text:span text:style-name="T16">take bolj, ko so že take kombinacije. Pa zdj, ko so že starši genotipizirani, pol dam od tabolših </text:span><text:span text:style-name="T15">[] (koga da genotipizirat)</text:span></text:p>
          </table:table-cell>
          <table:table-cell table:style-name="Table1.B7" office:value-type="string">
            <text:list xml:id="list140603065823187" text:continue-numbering="true" text:style-name="L1">
              <text:list-item>
                <text:p text:style-name="P31">Uporaba genomske selekcije pri rejcih</text:p>
              </text:list-item>
              <text:list-item>
                <text:p text:style-name="P32">genotipizacija najboljših živali</text:p>
              </text:list-item>
            </text:list>
          </table:table-cell>
          <table:table-cell table:style-name="Table1.C9" table:number-rows-spanned="3" office:value-type="string">
            <text:list xml:id="list140602599381444" text:continue-numbering="true" text:style-name="L1">
              <text:list-item>
                <text:p text:style-name="P33">Uporaba genomske informacije pri rej<text:span text:style-name="T36">ci</text:span>h</text:p>
              </text:list-item>
            </text:list>
          </table:table-cell>
        </table:table-row>
        <table:table-row>
          <table:table-cell table:style-name="Table1.A46" office:value-type="string">
            <text:p text:style-name="P11">Večinoma ja, kr držijo. <text:span text:style-name="T8">(ali odbiraš po gPV). [] </text:span>Pol, ko so telile, so pa ble razvrščene, ko so ble po genomiki.</text:p>
          </table:table-cell>
          <table:table-cell table:style-name="Table1.B8" office:value-type="string">
            <text:list xml:id="list140603554269107" text:continue-numbering="true" text:style-name="L1">
              <text:list-item>
                <text:p text:style-name="P32">Odbira na podlagi genomskih plemenskih vrednostih</text:p>
              </text:list-item>
              <text:list-item>
                <text:p text:style-name="P32">dodatna informacija</text:p>
              </text:list-item>
            </text:list>
          </table:table-cell>
          <table:covered-table-cell/>
        </table:table-row>
        <table:table-row>
          <table:table-cell table:style-name="Table1.A46" office:value-type="string">
            <text:p text:style-name="P4">[] <text:span text:style-name="T18">Ker dost uporabljajo genomske bike – tist kr gledajo – pač nekateri. Za telice pa še bolj švoh. Ampak to je začetek.</text:span></text:p>
          </table:table-cell>
          <table:table-cell table:style-name="Table1.B9" office:value-type="string">
            <text:list xml:id="list140604592250839" text:continue-numbering="true" text:style-name="L1">
              <text:list-item>
                <text:p text:style-name="P32">Kmetje uporabljajo genomsko testirane bike</text:p>
              </text:list-item>
              <text:list-item>
                <text:p text:style-name="P32">ne dajejo genotipizirati, ker je to še na začetku</text:p>
              </text:list-item>
            </text:list>
          </table:table-cell>
          <table:covered-table-cell/>
        </table:table-row>
        <table:table-row>
          <table:table-cell table:style-name="Table1.A46" office:value-type="string">
            <text:p text:style-name="P4">[] <text:s/><text:span text:style-name="T18">ne vidijo koristi, ker ne poznajo, kk bi lahk ti uporabli, Strošek je pa tut </text:span><text:span text:style-name="T15">[]</text:span></text:p>
          </table:table-cell>
          <table:table-cell table:style-name="Table1.B10" office:value-type="string">
            <text:list xml:id="list140603432202129" text:continue-numbering="true" text:style-name="L1">
              <text:list-item>
                <text:p text:style-name="P32">Kmetje ne znajo uporabljati genomske <text:soft-page-break/>informacije</text:p>
              </text:list-item>
            </text:list>
          </table:table-cell>
          <table:table-cell table:style-name="Table1.C17" table:number-rows-spanned="8" office:value-type="string">
            <text:list xml:id="list140604358487083" text:continue-numbering="true" text:style-name="L1">
              <text:list-item>
                <text:p text:style-name="P33">Priložnosti genomske selekcije</text:p>
              </text:list-item>
            </text:list>
          </table:table-cell>
        </table:table-row>
        <table:table-row>
          <table:table-cell table:style-name="Table1.A46" office:value-type="string">
            <text:p text:style-name="P11">Že pri odbiri žvali si lahk pomagaš, pa pol tut pr parjenju. Da že pr telici veš, kere stvari bi mogu popravit pa ker bik bolj paše. </text:p>
          </table:table-cell>
          <table:table-cell table:style-name="Table1.B11" office:value-type="string">
            <text:list xml:id="list140603683146221" text:continue-numbering="true" text:style-name="L1">
              <text:list-item>
                <text:p text:style-name="P32">Pomoč pri odbiri živali in parjenju</text:p>
              </text:list-item>
              <text:list-item>
                <text:p text:style-name="P32">zgodnejše ukrepanje </text:p>
              </text:list-item>
              <text:list-item>
                <text:p text:style-name="P32">selekcije</text:p>
              </text:list-item>
            </text:list>
          </table:table-cell>
          <table:covered-table-cell/>
        </table:table-row>
        <table:table-row>
          <table:table-cell table:style-name="Table1.A46" office:value-type="string">
            <text:p text:style-name="P12">Pa če maš kake genetske napake, ko so prikrite, al pa te posebnosti – tk ko kazeini, ki so pomembne.</text:p>
          </table:table-cell>
          <table:table-cell table:style-name="Table1.B12" office:value-type="string">
            <text:list xml:id="list140602639186028" text:continue-numbering="true" text:style-name="L1">
              <text:list-item>
                <text:p text:style-name="P32">Odbira proti boleznim</text:p>
              </text:list-item>
              <text:list-item>
                <text:p text:style-name="P32">selekcija za posebne lastnosti</text:p>
              </text:list-item>
            </text:list>
          </table:table-cell>
          <table:covered-table-cell/>
        </table:table-row>
        <table:table-row>
          <table:table-cell table:style-name="Table1.A13" office:value-type="string">
            <text:p text:style-name="P11">V bistvu dost lahk pridobiš, da lahk odbereš žvali, ki ti bojo več prnesle <text:span text:style-name="T8">[] seksirano seme na najboljše telice [] </text:span></text:p>
          </table:table-cell>
          <table:table-cell table:style-name="Table1.B13" office:value-type="string">
            <text:list xml:id="list140603585678971" text:continue-numbering="true" text:style-name="L1">
              <text:list-item>
                <text:p text:style-name="P32">Boljši izkoristek najboljših živali</text:p>
              </text:list-item>
            </text:list>
          </table:table-cell>
          <table:covered-table-cell/>
        </table:table-row>
        <table:table-row>
          <table:table-cell table:style-name="Table1.A46" office:value-type="string">
            <text:p text:style-name="P25"><text:span text:style-name="T7">[] <text:s/></text:span><text:span text:style-name="T10">čeprav je potem ponav</text:span><text:span text:style-name="T14">a</text:span><text:span text:style-name="T10">di težko ujeti prikluček, ko si že mal zadi. Tisti, ki prvi to zagrabijo, so povsod najhitrej. Morš pa to še povezan s samo rejo </text:span><text:span text:style-name="T13">[]</text:span></text:p>
          </table:table-cell>
          <table:table-cell table:style-name="Table1.B14" office:value-type="string">
            <text:list xml:id="list140602504238483" text:continue-numbering="true" text:style-name="L1">
              <text:list-item>
                <text:p text:style-name="P30">Največji profit tistim, ki so prvi zagrabili genomsko</text:p>
              </text:list-item>
            </text:list>
          </table:table-cell>
          <table:covered-table-cell/>
        </table:table-row>
        <table:table-row>
          <table:table-cell table:style-name="Table1.A15" office:value-type="string">
            <text:p text:style-name="P13">Dej tuki pr genomiki je tut tk – ka je tvoj rejski bilj. A hočeš met bikovske matere, ki bojo skos mele bikce pa najvišje PV – pol morš res intenzivno it v genomiko, druge ni. <text:s/><text:span text:style-name="T8">[] <text:s/></text:span>Ampak tut za rejce je zanimivo – keri <text:s/>hočejo met kake posebne izdelke <text:span text:style-name="T8">[]</text:span></text:p>
          </table:table-cell>
          <table:table-cell table:style-name="Table1.B15" office:value-type="string">
            <text:list xml:id="list140604244845573" text:continue-numbering="true" text:style-name="L1">
              <text:list-item>
                <text:p text:style-name="P30">Uporaba genomske informacije odvisna od rejskega cilja</text:p>
              </text:list-item>
              <text:list-item>
                <text:p text:style-name="P30">zanimiva za posebne izdelke</text:p>
              </text:list-item>
            </text:list>
          </table:table-cell>
          <table:covered-table-cell/>
        </table:table-row>
        <table:table-row>
          <table:table-cell table:style-name="Table1.A16" office:value-type="string">
            <text:p text:style-name="P8"><text:s/><text:span text:style-name="T27">[] <text:s/></text:span><text:span text:style-name="T21">kolk je skupni indeks pa kolk je mleka </text:span><text:span text:style-name="T22">(ali gledajo monogenske) [] </text:span><text:span text:style-name="T21"><text:s/>tisti, ki majo predelavo pogledajo kazeine pa A2 mleko </text:span><text:span text:style-name="T22">[]</text:span></text:p>
          </table:table-cell>
          <table:table-cell table:style-name="Table1.B16" office:value-type="string">
            <text:list xml:id="list140603068117917" text:continue-numbering="true" text:style-name="L1">
              <text:list-item>
                <text:p text:style-name="P34">Monogenskim namenjajo manj pozornosti</text:p>
              </text:list-item>
              <text:list-item>
                <text:p text:style-name="P34">pomembne za kmete s oposebnimi izdelki</text:p>
              </text:list-item>
            </text:list>
          </table:table-cell>
          <table:covered-table-cell/>
        </table:table-row>
        <table:table-row>
          <table:table-cell table:style-name="Table1.A17" office:value-type="string">
            <text:p text:style-name="P20"><text:span text:style-name="T30">Genomska selekcija pa pripomore tudi pri selekciji na določene lastnosti – niša za proiz</text:span><text:span text:style-name="T29">vod</text:span><text:span text:style-name="T30">njo. </text:span><text:span text:style-name="T29">[] </text:span><text:span text:style-name="T28">Je tut do</text:span><text:span text:style-name="T29">br</text:span><text:span text:style-name="T28">r za nove lastnosti – zdravja <text:s/></text:span><text:span text:style-name="T29">[]</text:span></text:p>
          </table:table-cell>
          <table:table-cell table:style-name="Table1.B17" office:value-type="string">
            <text:list xml:id="list140603461861733" text:continue-numbering="true" text:style-name="L1">
              <text:list-item>
                <text:p text:style-name="P34">Prednost genomske selekcije za nišne proizvode</text:p>
              </text:list-item>
            </text:list>
          </table:table-cell>
          <table:covered-table-cell/>
        </table:table-row>
        <table:table-row>
          <table:table-cell table:style-name="Table1.A46" office:value-type="string">
            <text:p text:style-name="P4">[] <text:span text:style-name="T19">tale varianta je dost ugodna – ko je 35€. Ka pa vem no – ker v tujini majo v glavnem draže – italijani majo okrog 60€. </text:span><text:span text:style-name="T15">[]</text:span></text:p>
          </table:table-cell>
          <table:table-cell table:style-name="Table1.B18" office:value-type="string">
            <text:list xml:id="list140604516084089" text:continue-numbering="true" text:style-name="L1">
              <text:list-item>
                <text:p text:style-name="P30">Ugodna ponudba genotipizacije v Sloveniji</text:p>
              </text:list-item>
            </text:list>
          </table:table-cell>
          <table:table-cell table:style-name="Table1.C21" table:number-rows-spanned="4" office:value-type="string">
            <text:list xml:id="list140602539028496" text:continue-numbering="true" text:style-name="L1">
              <text:list-item>
                <text:p text:style-name="P35">Mednarodna združenja</text:p>
              </text:list-item>
            </text:list>
          </table:table-cell>
        </table:table-row>
        <table:table-row>
          <table:table-cell table:style-name="Table1.A46" office:value-type="string">
            <text:p text:style-name="P6">[] <text:span text:style-name="T19">Tk da rjavi majo kr srečo, da je tk majhna populacija, da rabijo en drugega ane.</text:span><text:span text:style-name="T15">[]</text:span></text:p>
          </table:table-cell>
          <table:table-cell table:style-name="Table1.B19" office:value-type="string">
            <text:list xml:id="list140602594960664" text:continue-numbering="true" text:style-name="L1">
              <text:list-item>
                <text:p text:style-name="P30">Prednost združenja I<text:span text:style-name="T33">n</text:span>tergenomics</text:p>
              </text:list-item>
            </text:list>
          </table:table-cell>
          <table:covered-table-cell/>
        </table:table-row>
        <table:table-row>
          <table:table-cell table:style-name="Table1.A46" office:value-type="string">
            <text:p text:style-name="P2"><text:span text:style-name="T2">[</text:span><text:span text:style-name="T1">] </text:span><text:span text:style-name="T11">Ampak težko je, če nimaš take populacije bikov. Ampak tk maš primerjavo z drugimi. Ker zdj lahk SLO bike pogledaš, kake majo pV v Nemčiji, Italiji, Avstriji, pa da maš mal občutka, kje si. </text:span><text:span text:style-name="T9">[]</text:span></text:p>
          </table:table-cell>
          <table:table-cell table:style-name="Table1.B20" office:value-type="string">
            <text:list xml:id="list140603263775557" text:continue-numbering="true" text:style-name="L1">
              <text:list-item>
                <text:p text:style-name="P30">Mednarodna združenja omogočajo večjo točnost in primerjavo</text:p>
              </text:list-item>
            </text:list>
          </table:table-cell>
          <table:covered-table-cell/>
        </table:table-row>
        <table:table-row>
          <table:table-cell table:style-name="Table1.A46" office:value-type="string">
            <text:p text:style-name="P14">Ja, pa ga lahk pol preveriš na naši populaciji, tist je kr fajn. Ker tist dost <text:span text:style-name="T24">p</text:span>ogledam – ko so kaki biki, pol tut pogledam, kako majo za Slovenijo genomiko <text:span text:style-name="T24">[] </text:span>Ker je – ni nujno, da je v Švici nek top, v Sloveniji mogoč ne bo. In pol če daš takega bika ne neko kravo, ni dost verjetno, da boš dobu bikca, ki bo v redu.</text:p>
          </table:table-cell>
          <table:table-cell table:style-name="Table1.B21" office:value-type="string">
            <text:list xml:id="list140604035772149" text:continue-numbering="true" text:style-name="L1">
              <text:list-item>
                <text:p text:style-name="P30">Primerjava dobra zaradi razlik med populacijami</text:p>
              </text:list-item>
            </text:list>
          </table:table-cell>
          <table:covered-table-cell/>
        </table:table-row>
        <table:table-row>
          <table:table-cell table:style-name="Table1.A46" office:value-type="string">
            <text:p text:style-name="P6">[] <text:span text:style-name="T19">zanesljivost je pač manjša. Dost vlka nevarnost je, da rejci preveč stavijo na enga bika – sploh v majhnih čredah, </text:span><text:span text:style-name="T15">t</text:span><text:span text:style-name="T19">k ko mamo v Slovenij</text:span><text:span text:style-name="T15">[] </text:span><text:span text:style-name="T20">Pol če tri leta, ko bi pa rezultate dobil, bi pa ugotovili, da ni tk dober. <text:s/></text:span><text:span text:style-name="T15">[]</text:span></text:p>
          </table:table-cell>
          <table:table-cell table:style-name="Table1.B22" office:value-type="string">
            <text:list xml:id="list140603018723553" text:continue-numbering="true" text:style-name="L1">
              <text:list-item>
                <text:p text:style-name="P30">Slabost genomike: manjša zanesljivost</text:p>
              </text:list-item>
              <text:list-item>
                <text:p text:style-name="P30">prevelika uporaba slabšega bika</text:p>
              </text:list-item>
            </text:list>
          </table:table-cell>
          <table:table-cell table:style-name="Table1.C26" table:number-rows-spanned="5" office:value-type="string">
            <text:list xml:id="list140603075691798" text:continue-numbering="true" text:style-name="L1">
              <text:list-item>
                <text:p text:style-name="P35">Nevarnosti genomske selekcije</text:p>
              </text:list-item>
            </text:list>
          </table:table-cell>
        </table:table-row>
        <table:table-row>
          <table:table-cell table:style-name="Table1.A46" office:value-type="string">
            <text:p text:style-name="P15">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able:table-cell>
          <table:table-cell table:style-name="Table1.B23" office:value-type="string">
            <text:list xml:id="list140604514841296" text:continue-numbering="true" text:style-name="L1">
              <text:list-item>
                <text:p text:style-name="P30">Nevarnost prenehanja zbiranja fenotipov</text:p>
              </text:list-item>
            </text:list>
          </table:table-cell>
          <table:covered-table-cell/>
        </table:table-row>
        <table:table-row>
          <table:table-cell table:style-name="Table1.A46" office:value-type="string">
            <text:p text:style-name="P15">IN tisti, ki se pa vključijo, so pa vedno tabolši genomci. <text:s/>Zdj pa vhlevijo sam ene 50 tabolših, niamš pol več porazdelitve taprav<text:span text:style-name="T24">e</text:span>.<text:span text:style-name="T24">[]</text:span></text:p>
          </table:table-cell>
          <table:table-cell table:style-name="Table1.B24" office:value-type="string">
            <text:list xml:id="list140603348355096" text:continue-numbering="true" text:style-name="L1">
              <text:list-item>
                <text:p text:style-name="P30">Nevarnost osveževanja referenčne populacije z najboljšimi biki</text:p>
              </text:list-item>
            </text:list>
          </table:table-cell>
          <table:covered-table-cell/>
        </table:table-row>
        <table:table-row>
          <table:table-cell table:style-name="Table1.A46" office:value-type="string">
            <text:p text:style-name="P15">Je pa tut pol, mislim, dost je lahk sam, če gledaš sam na številke pa indeks <text:span text:style-name="T24">[]</text:span> da se v praksi potrdi, kar ma<text:span text:style-name="T26">š</text:span> na papirju.</text:p>
          </table:table-cell>
          <table:table-cell table:style-name="Table1.B25" office:value-type="string">
            <text:list xml:id="list140603734717660" text:continue-numbering="true" text:style-name="L1">
              <text:list-item>
                <text:p text:style-name="P36">Potreben dober managment za dobre rezultate</text:p>
              </text:list-item>
            </text:list>
          </table:table-cell>
          <table:covered-table-cell/>
        </table:table-row>
        <table:table-row>
          <table:table-cell table:style-name="Table1.A46" office:value-type="string">
            <text:p text:style-name="P42">Pa ka je še ena past – da se še hitrej ožajo linije.</text:p>
          </table:table-cell>
          <table:table-cell table:style-name="Table1.B26" office:value-type="string">
            <text:list xml:id="list140603790131665" text:continue-numbering="true" text:style-name="L1">
              <text:list-item>
                <text:p text:style-name="P36">Inbriding kot nevarnost genomske selekcije</text:p>
              </text:list-item>
            </text:list>
          </table:table-cell>
          <table:covered-table-cell/>
        </table:table-row>
        <table:table-row>
          <table:table-cell table:style-name="Table1.A46" office:value-type="string">
            <text:p text:style-name="P15"><text:span text:style-name="T24">[] S</text:span>lovenija mora neki nove krvi pridit vsako leto. Morš pa pazit pri uvozu, da pripeljše take, ko pr nas niso tolk popularni biki iz preteklosti – da nimajo istih linij. <text:span text:style-name="T24">[] </text:span>mislim, da v SLO se še vedno uporablja kar veliko domačih bikov. <text:span text:style-name="T24">[] </text:span>Je pa razlika, kok se porabijo po terenu, v kakih kombinacijah. <text:span text:style-name="T24">[]</text:span></text:p>
          </table:table-cell>
          <table:table-cell table:style-name="Table1.B27" office:value-type="string">
            <text:list xml:id="list140604100439155" text:continue-numbering="true" text:style-name="L1">
              <text:list-item>
                <text:p text:style-name="P36">Uvoz je nujen za Slovenijo</text:p>
              </text:list-item>
              <text:list-item>
                <text:p text:style-name="P36">previdnost pri uvozu glede inbiriginga</text:p>
              </text:list-item>
              <text:list-item>
                <text:p text:style-name="P36">visoka uporaba domačih bikov</text:p>
              </text:list-item>
              <text:list-item>
                <text:p text:style-name="P36"><text:soft-page-break/>uporabijo se v slabših kombinacijah</text:p>
              </text:list-item>
            </text:list>
          </table:table-cell>
          <table:table-cell table:style-name="Table1.C32" table:number-rows-spanned="6" office:value-type="string">
            <text:list xml:id="list140602791220491" text:continue-numbering="true" text:style-name="L1">
              <text:list-item>
                <text:p text:style-name="P35">Mnenje o uvozu in uporaba tujega semena pri rejcih in rejskih organizacijah</text:p>
              </text:list-item>
            </text:list>
          </table:table-cell>
        </table:table-row>
        <table:table-row>
          <table:table-cell table:style-name="Table1.A46" office:value-type="string">
            <text:p text:style-name="P7">[] <text:span text:style-name="T20">da če bi dali na isti imenovalc naše bike pa tuje genomske, da naši biki ne </text:span><text:span text:style-name="T15">od</text:span><text:span text:style-name="T20">stopajo ne vem kolk.</text:span></text:p>
          </table:table-cell>
          <table:table-cell table:style-name="Table1.B28" office:value-type="string">
            <text:list xml:id="list140603811649160" text:continue-numbering="true" text:style-name="L1">
              <text:list-item>
                <text:p text:style-name="P36">Primerljivost domačih bikov</text:p>
              </text:list-item>
            </text:list>
          </table:table-cell>
          <table:covered-table-cell/>
        </table:table-row>
        <table:table-row>
          <table:table-cell table:style-name="Table1.A46" office:value-type="string">
            <text:p text:style-name="P7">[] <text:span text:style-name="T20">Mislim, da če bi enkrat genomska selekcija zaživela, pa da bi prav cajt odkrili slovenske dobre bike, da bi lahk tut te uporabljali.</text:span><text:span text:style-name="T15">[] </text:span><text:span text:style-name="T20">Sam niso pa še bli bikci, ki bi odstopali od teh bikov.</text:span></text:p>
          </table:table-cell>
          <table:table-cell table:style-name="Table1.B29" office:value-type="string">
            <text:list xml:id="list140602675976948" text:continue-numbering="true" text:style-name="L1">
              <text:list-item>
                <text:p text:style-name="P36">SLO biki preslabi in prepozno odkriti za načrtna parjenja</text:p>
              </text:list-item>
            </text:list>
          </table:table-cell>
          <table:covered-table-cell/>
        </table:table-row>
        <table:table-row>
          <table:table-cell table:style-name="Table1.A46" office:value-type="string">
            <text:p text:style-name="P7">[] <text:span text:style-name="T20"><text:s/>kolk so rejci prpravljeni na bikovske matere dat slovenskega bika.</text:span><text:span text:style-name="T15">[] </text:span><text:span text:style-name="T20">zdj tk navadli v teh letih, ko so bli skos sam uvoženi za BM. Mogoč so res pol te potomke mal izstopale. </text:span><text:span text:style-name="T15">[]</text:span></text:p>
          </table:table-cell>
          <table:table-cell table:style-name="Table1.B30" office:value-type="string">
            <text:list xml:id="list140603447391251" text:continue-numbering="true" text:style-name="L1">
              <text:list-item>
                <text:p text:style-name="P36">Skepticizem rejcem glede uporabe slovenskih bikov na bikovskim materah</text:p>
              </text:list-item>
              <text:list-item>
                <text:p text:style-name="P36">uporaba tujih bikov stvar navade</text:p>
              </text:list-item>
            </text:list>
          </table:table-cell>
          <table:covered-table-cell/>
        </table:table-row>
        <table:table-row>
          <table:table-cell table:style-name="Table1.A31" office:value-type="string">
            <text:p text:style-name="P16">Ampak mislim pa, da zdj, ko lahk ti primerjaš SLO genomskega s tujimi, pa da vidiš na lestvici, da je slovenski lahk tut isto visoko, pol ni ovir glih, da bi. Ampak je pa treba to rejcem predstavit.</text:p>
          </table:table-cell>
          <table:table-cell table:style-name="Table1.B31" office:value-type="string">
            <text:list xml:id="list140604312815872" text:continue-numbering="true" text:style-name="L1">
              <text:list-item>
                <text:p text:style-name="P36">Ni ovir za uporaba primerljivo dobrih slovenskih bikovske</text:p>
              </text:list-item>
              <text:list-item>
                <text:p text:style-name="P36">poterbno informiranje rejcev</text:p>
              </text:list-item>
            </text:list>
          </table:table-cell>
          <table:covered-table-cell/>
        </table:table-row>
        <table:table-row>
          <table:table-cell table:style-name="Table1.A32" office:value-type="string">
            <text:p text:style-name="P22">[] <text:span text:style-name="T25"><text:s/>dost mal reklame dela za domače </text:span>[] <text:s/><text:span text:style-name="T25">mogu OC <text:s/>nardit reklamo, ne morjo rejci sami iskat </text:span>[] <text:span text:style-name="T25">In če tega ni, težko ti pol do rejcev prideš pa rečeš, ta je pa bolši ko on.</text:span></text:p>
          </table:table-cell>
          <table:table-cell table:style-name="Table1.B32" office:value-type="string">
            <text:list xml:id="list140602551002968" text:continue-numbering="true" text:style-name="L1">
              <text:list-item>
                <text:p text:style-name="P37">Malo domače reklame</text:p>
              </text:list-item>
              <text:list-item>
                <text:p text:style-name="P37">odgovornost OC</text:p>
              </text:list-item>
            </text:list>
          </table:table-cell>
          <table:covered-table-cell/>
        </table:table-row>
        <table:table-row>
          <table:table-cell table:style-name="Table1.A46" office:value-type="string">
            <text:p text:style-name="P22">[] <text:s/><text:span text:style-name="T25">to je en proces, ki traja. Smo pač tolk kasnej začeli s tem </text:span>[] <text:s/><text:span text:style-name="T25">biki tut potrdili s klasičnimi PV, pa se bo po moje tut spremenilo </text:span>[] <text:span text:style-name="T25">SLO biki na slabše krav</text:span>e<text:span text:style-name="T25"> </text:span>[]</text:p>
          </table:table-cell>
          <table:table-cell table:style-name="Table1.B33" office:value-type="string">
            <text:list xml:id="list140603248233329" text:continue-numbering="true" text:style-name="L1">
              <text:list-item>
                <text:p text:style-name="P37">Proces navajanja na genomiko</text:p>
              </text:list-item>
              <text:list-item>
                <text:p text:style-name="P37">potrebno počakati potrditve</text:p>
              </text:list-item>
              <text:list-item>
                <text:p text:style-name="P37">problem slabe uporabe SLO bikov</text:p>
              </text:list-item>
            </text:list>
          </table:table-cell>
          <table:table-cell table:style-name="Table1.C35" table:number-rows-spanned="3" office:value-type="string">
            <text:list xml:id="list140604488132012" text:continue-numbering="true" text:style-name="L1">
              <text:list-item>
                <text:p text:style-name="P35">Možnosti za lastnosti selekcijo</text:p>
              </text:list-item>
            </text:list>
          </table:table-cell>
        </table:table-row>
        <table:table-row>
          <table:table-cell table:style-name="Table1.A46" office:value-type="string">
            <text:p text:style-name="P2"><text:span text:style-name="T3">[</text:span><text:span text:style-name="T1">] <text:s/></text:span><text:span text:style-name="T12">da bi blo tk, ko ma rjava pasma – je zlo dober način. </text:span><text:span text:style-name="T9">[g <text:s/></text:span><text:span text:style-name="T12">Je večja zanesljvisto, ker pač maš tok bikov zadi</text:span><text:span text:style-name="T9">[] <text:s/></text:span><text:span text:style-name="T12">Ker prčkavat, da domo pa zdj dobli 20, 000 al pa 10,000 krav je pa tut … </text:span></text:p>
          </table:table-cell>
          <table:table-cell table:style-name="Table1.B34" office:value-type="string">
            <text:list xml:id="list140603739089785" text:continue-numbering="true" text:style-name="L1">
              <text:list-item>
                <text:p text:style-name="P36">Mednarodna združenja dobra rešitev</text:p>
              </text:list-item>
              <text:list-item>
                <text:p text:style-name="P36">skepticizem glede <text:soft-page-break/>sestave lastne referenčne populacije krav</text:p>
              </text:list-item>
            </text:list>
          </table:table-cell>
          <table:covered-table-cell/>
        </table:table-row>
        <table:table-row>
          <table:table-cell table:style-name="Table1.A46" office:value-type="string">
            <text:p text:style-name="P15"><text:span text:style-name="T4">Ja, blo bi super, če bi blo. </text:span><text:span text:style-name="T24">(lastna genomska selekcija)</text:span></text:p>
          </table:table-cell>
          <table:table-cell table:style-name="Table1.B35" office:value-type="string">
            <text:list xml:id="list140603640552252" text:continue-numbering="true" text:style-name="L1">
              <text:list-item>
                <text:p text:style-name="P36">Podpiranje lastne genomske selekcije</text:p>
              </text:list-item>
            </text:list>
          </table:table-cell>
          <table:covered-table-cell/>
        </table:table-row>
        <table:table-row>
          <table:table-cell table:style-name="Table1.A46" office:value-type="string">
            <text:p text:style-name="P7">[] <text:s/><text:span text:style-name="T21">pasma se je prilagodila našim razmeram</text:span><text:span text:style-name="T15">[] </text:span><text:span text:style-name="T21">kolk so se geni prilagodili med različnimi okolji. Tut med sami štalami so razilke – v eni štali bo en bik lahk se ful dober obnesu, v drugi pa ne tolk. Tuki bi lahk bli plusi.</text:span></text:p>
          </table:table-cell>
          <table:table-cell table:style-name="Table1.B36" office:value-type="string">
            <text:list xml:id="list140603600976259" text:continue-numbering="true" text:style-name="L1">
              <text:list-item>
                <text:p text:style-name="P36">Prednost lastne selekcije: prilagoditev pasme</text:p>
              </text:list-item>
              <text:list-item>
                <text:p text:style-name="P36">razlike med državami, rejci</text:p>
              </text:list-item>
            </text:list>
          </table:table-cell>
          <table:table-cell table:style-name="Table1.C37" table:number-rows-spanned="2" office:value-type="string">
            <text:list xml:id="list140604235684145" text:continue-numbering="true" text:style-name="L1">
              <text:list-item>
                <text:p text:style-name="P35">Prednosti domače selekcije</text:p>
              </text:list-item>
            </text:list>
          </table:table-cell>
        </table:table-row>
        <table:table-row>
          <table:table-cell table:style-name="Table1.A46" office:value-type="string">
            <text:p text:style-name="P24"><text:span text:style-name="T6">[] </text:span><text:span text:style-name="T1">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text:span><text:span text:style-name="T6">[]</text:span></text:p>
          </table:table-cell>
          <table:table-cell table:style-name="Table1.B37" office:value-type="string">
            <text:list xml:id="list140602815880267" text:continue-numbering="true" text:style-name="L1">
              <text:list-item>
                <text:p text:style-name="P36">Negativen vpliv velikih populacij v združeni referenčni populaciji</text:p>
              </text:list-item>
            </text:list>
          </table:table-cell>
          <table:covered-table-cell/>
        </table:table-row>
        <table:table-row>
          <table:table-cell table:style-name="Table1.A46" office:value-type="string">
            <text:p text:style-name="P17">To je pa kr vprašanje, to je težko rečt. <text:span text:style-name="T27">(bi rejci zaupali domači selekciji)</text:span> Mogoč na začetku ne bi tolk – najbrž bi mogli pol počakat na rezultate. Vseen bi mogli počakat pol en 5 let al pa, da se ti rezultati pol potrdijo. </text:p>
          </table:table-cell>
          <table:table-cell table:style-name="Table1.B38" office:value-type="string">
            <text:list xml:id="list140604164103662" text:continue-numbering="true" text:style-name="L1">
              <text:list-item>
                <text:p text:style-name="P36">Rejci bi zaupali lastni selekciji po potrjenih rezultatih</text:p>
              </text:list-item>
            </text:list>
          </table:table-cell>
          <table:table-cell table:style-name="Table1.C40" table:number-rows-spanned="3" office:value-type="string">
            <text:list xml:id="list140603898546804" text:continue-numbering="true" text:style-name="L1">
              <text:list-item>
                <text:p text:style-name="P35">Uporaba produktov domače selekcije pri rejcih</text:p>
              </text:list-item>
            </text:list>
          </table:table-cell>
        </table:table-row>
        <table:table-row>
          <table:table-cell table:style-name="Table1.A46" office:value-type="string">
            <text:p text:style-name="P18"><text:span text:style-name="T5">en vpogled v dedne napake, kaka je situacija, mogoče bi najdlji nove linije pa ugotovili, da mamo čist napačne bikovske matere </text:span><text:span text:style-name="T27">[g </text:span>Tuki so kr vlke razlike lahk in tuki bi bil kr dober plus.</text:p>
          </table:table-cell>
          <table:table-cell table:style-name="Table1.B39" office:value-type="string">
            <text:list xml:id="list140603609366199" text:continue-numbering="true" text:style-name="L1">
              <text:list-item>
                <text:p text:style-name="P36">Možnost <text:span text:style-name="T32">lastne genomske – vpogled v napake</text:span></text:p>
              </text:list-item>
            </text:list>
          </table:table-cell>
          <table:covered-table-cell/>
        </table:table-row>
        <table:table-row>
          <table:table-cell table:style-name="Table1.A40" office:value-type="string">
            <text:p text:style-name="P17">Ja, js mislim, da rejci še ne razumejo, kaj jim lahk to prnese. Nekak bi jim blo treba to prkazat kot dodano vrednost, da lahk s tem nekaj več doseežejo. <text:span text:style-name="T27">[] <text:s/></text:span>pol čez dve leti pomenlo finančno, ane <text:span text:style-name="T27">[] </text:span>Nekak je strošek in ga morš nekak oplemenitit. Predvsem bi se moglo poudarit, kolk dobiš ti informacije o teletu pa kak jih lahk uporabiš za parjenja.</text:p>
          </table:table-cell>
          <table:table-cell table:style-name="Table1.B40" office:value-type="string">
            <text:list xml:id="list140604497060293" text:continue-numbering="true" text:style-name="L1">
              <text:list-item>
                <text:p text:style-name="P38">Nerazumevanje rejcev kor razlog za neinvestiranje v genotipizacijo</text:p>
              </text:list-item>
              <text:list-item>
                <text:p text:style-name="P34">dodana vrednost genomske selekcije kot motivacija</text:p>
              </text:list-item>
              <text:list-item>
                <text:p text:style-name="P34">opravičiti / oplemeniti strošek</text:p>
              </text:list-item>
            </text:list>
          </table:table-cell>
          <table:covered-table-cell/>
        </table:table-row>
        <table:table-row>
          <table:table-cell table:style-name="Table1.A41" office:value-type="string">
            <text:p text:style-name="P17"><text:span text:style-name="T27">[] </text:span>ti novi haplotipi. Tisti bi se mogli bolj poudarit – da bi ljudje vedli, zaka. Pa tut pr bikih – zdj nimamo označeno. Ker ko se enkrat v katalogu napiše, tam pa se pol spremlja. <text:span text:style-name="T27">[]</text:span> In pol če bo tam pisalo, tk bik je nosilc tega in tega, pa če bo mel doma še pol podatke za telice, pa bo že pogledu.</text:p>
          </table:table-cell>
          <table:table-cell table:style-name="Table1.B41" office:value-type="string">
            <text:list xml:id="list140603855702022" text:continue-numbering="true" text:style-name="L1">
              <text:list-item>
                <text:p text:style-name="P34">Izobraževanje kmetov o boleznih in haplotiotipih</text:p>
              </text:list-item>
              <text:list-item>
                <text:p text:style-name="P34">obajvljanje v katalogu</text:p>
              </text:list-item>
            </text:list>
          </table:table-cell>
          <table:table-cell table:style-name="Table1.C44" table:number-rows-spanned="4" office:value-type="string">
            <text:list xml:id="list140603954520443" text:continue-numbering="true" text:style-name="L1">
              <text:list-item>
                <text:p text:style-name="P39">Ozaveščanje in <text:span text:style-name="T34">izobraževanje</text:span> rejcev</text:p>
              </text:list-item>
            </text:list>
          </table:table-cell>
        </table:table-row>
        <table:table-row>
          <table:table-cell table:style-name="Table1.A42" office:value-type="string">
            <text:p text:style-name="P9">[] <text:s/><text:span text:style-name="T23">v zimskem cajtu tut izobraževanja tut obiščejo. Je pa tut različno po pasmah </text:span><text:span text:style-name="T15">[] </text:span><text:span text:style-name="T23">Tuki bi tut mogoče lahk preko Zavodov bolj – takrat, ko vzorce jemljejo al pa ko pridejo ocenjevat prvesnice – ker bi se lahk te slućbe bolj vključle.</text:span></text:p>
          </table:table-cell>
          <table:table-cell table:style-name="Table1.B42" office:value-type="string">
            <text:list xml:id="list140604033184917" text:continue-numbering="true" text:style-name="L1">
              <text:list-item>
                <text:p text:style-name="P34">Izobraževanje preko seminarjev in zavodov (kontrolorjev)</text:p>
              </text:list-item>
            </text:list>
          </table:table-cell>
          <table:covered-table-cell/>
        </table:table-row>
        <table:table-row>
          <table:table-cell table:style-name="Table1.A43" office:value-type="string">
            <text:p text:style-name="P19">Sam dost je pa takih, ki majo rajš, da jim poveš – predvsem ljudje, ki redno delajo z njimi.</text:p>
          </table:table-cell>
          <table:table-cell table:style-name="Table1.B43" office:value-type="string">
            <text:list xml:id="list140603899533496" text:continue-numbering="true" text:style-name="L1">
              <text:list-item>
                <text:p text:style-name="P40"/>
              </text:list-item>
            </text:list>
          </table:table-cell>
          <table:covered-table-cell/>
        </table:table-row>
        <table:table-row>
          <table:table-cell table:style-name="Table1.A46" office:value-type="string">
            <text:p text:style-name="P21">Ja verjetno, da bi treba še bolj v prakso prenesti. <text:s/><text:span text:style-name="T27">[][] preko kontrole al pa na spletni strani se da dost.</text:span></text:p>
          </table:table-cell>
          <table:table-cell table:style-name="Table1.B44" office:value-type="string">
            <text:list xml:id="list140604612218728" text:continue-numbering="true" text:style-name="L1">
              <text:list-item>
                <text:p text:style-name="P34">Želja po večjem prenosu znanja v praksu</text:p>
              </text:list-item>
              <text:list-item>
                <text:p text:style-name="P34">spletne strani / kontrola</text:p>
              </text:list-item>
            </text:list>
          </table:table-cell>
          <table:covered-table-cell/>
        </table:table-row>
        <table:table-row>
          <table:table-cell table:style-name="Table1.A45" office:value-type="string">
            <text:p text:style-name="P43">[] čist zastonj – bo marsikdo reku, dam genotpizirat, pol bo pa to obležalo v enmu predalu. Če pa ti rečeš, tolk stane, bo pa vsak fajn pregledu te rezulate. [] ker dostkrat je tk, da je tisto, ko je čist zastonj samoumevno pa gre mimo. Pa tut nekod je težko pol rečt, zdj boš dal pa za to 30, 40 evrov, ko je tega projekta konc. Pol bo pa reku, ah, sej men pa to ni nč koristlo – v bistvu a ni znal uporabljat podatkov.</text:p>
            <text:p text:style-name="P17"/>
            <text:p text:style-name="P23">Genotipizacija v tujini [] potem pa tako kot klasične PV []</text:p>
          </table:table-cell>
          <table:table-cell table:style-name="Table1.B45" office:value-type="string">
            <text:list xml:id="list140604321762340" text:continue-numbering="true" text:style-name="L1">
              <text:list-item>
                <text:p text:style-name="P34">Zastonj informacije ostanejo neuporabljene</text:p>
              </text:list-item>
              <text:list-item>
                <text:p text:style-name="P34">zastonj genotipizacija bi vodila do mačehovskega odnosa kmetov do genomske selekcije</text:p>
              </text:list-item>
              <text:list-item>
                <text:p text:style-name="P41">sistem za obračun bi ostal nespremenjen</text:p>
              </text:list-item>
            </text:list>
          </table:table-cell>
          <table:table-cell table:style-name="Table1.C45" office:value-type="string">
            <text:list xml:id="list140603987053882" text:continue-numbering="true" text:style-name="L1">
              <text:list-item>
                <text:p text:style-name="P35">Uvedba domače selekcija – <text:span text:style-name="T35">možnosti in </text:span>kako</text:p>
              </text:list-item>
            </text:list>
          </table:table-cell>
        </table:table-row>
        <table:table-row>
          <table:table-cell table:style-name="Table1.A46" office:value-type="string">
            <text:p text:style-name="P20">Ja, no, pač – to pa spet pol mal traja. Na začetku so ljudje skeptični. <text:span text:style-name="T27">(zaupanje v SLO strokovnjake) [] </text:span>Ker je neki novga. Sj, mislim, vsakič, ko se neki novga vpela rabiš mal, da se stvari potrdijo. Ne vem, mislim, mi – zakaj pa ne bi.</text:p>
          </table:table-cell>
          <table:table-cell table:style-name="Table1.B46" office:value-type="string">
            <text:list xml:id="list140602735945517" text:continue-numbering="true" text:style-name="L1">
              <text:list-item>
                <text:p text:style-name="P34">Zaupanje v slovensko stroko</text:p>
              </text:list-item>
              <text:list-item>
                <text:p text:style-name="P34">stvar privajanja na novost</text:p>
              </text:list-item>
            </text:list>
          </table:table-cell>
          <table:table-cell table:style-name="Table1.C47" table:number-rows-spanned="2" office:value-type="string">
            <text:list xml:id="list140602913958845" text:continue-numbering="true" text:style-name="L1">
              <text:list-item>
                <text:p text:style-name="P41">Zaupanje slovenski stroki</text:p>
              </text:list-item>
            </text:list>
          </table:table-cell>
        </table:table-row>
        <table:table-row>
          <table:table-cell table:style-name="Table1.A47" office:value-type="string">
            <text:p text:style-name="P44">Ja, pa mislim, da ljudje sploh ne razmišljajo tolk o tem, o teh plemenskih vrednostih, kk se to računa.</text:p>
          </table:table-cell>
          <table:table-cell table:style-name="Table1.B47" office:value-type="string">
            <text:list xml:id="list140604615930018" text:continue-numbering="true" text:style-name="L1">
              <text:list-item>
                <text:p text:style-name="P40"/>
              </text:list-item>
            </text:list>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23T14:06:02.439720327</dc:date>
    <meta:editing-duration>PT49M52S</meta:editing-duration>
    <meta:editing-cycles>8</meta:editing-cycles>
    <meta:generator>LibreOffice/5.1.6.2$Linux_X86_64 LibreOffice_project/10m0$Build-2</meta:generator>
    <meta:document-statistic meta:table-count="1" meta:image-count="0" meta:object-count="0" meta:page-count="6" meta:paragraph-count="137" meta:word-count="2076" meta:character-count="11645" meta:non-whitespace-character-count="9728"/>
  </office:meta>
</office:document-meta>
</file>